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d98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d984" officeooo:paragraph-rsid="0008d984" style:font-weight-asian="bold" style:font-weight-complex="bold"/>
    </style:style>
    <style:style style:name="T1" style:family="text">
      <style:text-properties officeooo:rsid="0008d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UMPY Assignment</text:p>
      <text:p text:style-name="P2"/>
      <text:p text:style-name="P1">1. Create a function that takes dimensions as tuples e.g.(3, 3) and a numeric value and returns a Numpy array of the given dimension filled with the given value e.g.: solve((3, 3), 5) will return [ [5, 5, 5], [5, 5, 5], [5, 5, 5] ]</text:p>
      <text:p text:style-name="P1"><text:s/></text:p>
      <text:p text:style-name="P1">2. Create a method that takes n Numpy arrays of same dimensions sums them and return the answer.</text:p>
      <text:p text:style-name="P1"/>
      <text:p text:style-name="P1">3. Given a 2 D Array of N X M Dimension, Write a function that accepts this array as well as two numbers N and M. The method should return the top-left N X M sub matrix e.g: [ [1, 2, 3], [4, 5, 6], [7, 8, 9], ] top_left_sub_matrix (matrix, 2, 2) -&gt; should return: [ [1, 2] [4, 5] <text:span text:style-name="T1">]</text:span></text:p>
      <text:p text:style-name="P1"/>
      <text:p text:style-name="P1">4. Given a 2 D Array of N X M Dimension, Write a function that accepts this array as well as two numbers N and M The method should return the bottom-right N X M sub matrix e.g.: [ [1, 2, 3], [4, 5, 6], [7, 8, 9], ] sub_matrix(matrix, 1, 1) -&gt; should return : (Keep in mind these arrays are zero indexed) [ [5, 6] [8, 9] ]</text:p>
      <text:p text:style-name="P1"/>
      <text:p text:style-name="P1">5. Given a 1 D Numpy Array. Write a function that accepts this array as parameters. The method should return a dictionary with 'mean' and 'std_dev' as key and array's mean and array's standard deviation as values: [1, 1, 1] solution(arr) -&gt; should return : {'mean': 1.0, 'std_dev': 0.0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7T11:46:57.832000000</dc:date>
    <meta:editing-duration>PT2M37S</meta:editing-duration>
    <meta:editing-cycles>1</meta:editing-cycles>
    <meta:document-statistic meta:table-count="0" meta:image-count="0" meta:object-count="0" meta:page-count="1" meta:paragraph-count="7" meta:word-count="247" meta:character-count="1233" meta:non-whitespace-character-count="990"/>
    <meta:generator>LibreOffice/7.3.2.2$Windows_X86_64 LibreOffice_project/49f2b1bff42cfccbd8f788c8dc32c1c309559be0</meta:generator>
  </office:meta>
</office:document-meta>
</file>